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Lucidasans, 'Lucida Sans', 'Arial Unicode MS'"/>
    <style:font-face style:name="Times New Roman" svg:font-family="'Times New Roman'"/>
    <style:font-face style:name="FreeSerif1" svg:font-family="FreeSerif" style:font-adornments="Mittel" style:font-family-generic="roman"/>
    <style:font-face style:name="FreeMono" svg:font-family="FreeMono" style:font-adornments="Mittel" style:font-family-generic="modern" style:font-pitch="fixed"/>
    <style:font-face style:name="Bitstream Vera Sans" svg:font-family="'Bitstream Vera Sans'" style:font-pitch="variable"/>
    <style:font-face style:name="Charter" svg:font-family="Charte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FreeSerif" svg:font-family="FreeSerif" style:font-adornments="Mittel" style:font-family-generic="roman" style:font-pitch="variable"/>
    <style:font-face style:name="Times" svg:font-family="Times" style:font-family-generic="roman" style:font-pitch="variable"/>
  </office:font-face-decls>
  <office:automatic-styles>
    <style:style style:name="P1" style:family="paragraph" style:parent-style-name="Standard">
      <style:text-properties fo:language="en" fo:country="AU"/>
    </style:style>
    <style:style style:name="P2" style:family="paragraph" style:parent-style-name="Standard">
      <style:text-properties fo:language="en" fo:country="AU" officeooo:paragraph-rsid="0011622d"/>
    </style:style>
    <style:style style:name="P3" style:family="paragraph" style:parent-style-name="Standard">
      <style:text-properties fo:language="en" fo:country="AU" officeooo:rsid="0011622d" officeooo:paragraph-rsid="0011622d"/>
    </style:style>
    <style:style style:name="P4" style:family="paragraph" style:parent-style-name="Standard" style:list-style-name="L1">
      <style:text-properties fo:language="en" fo:country="AU" officeooo:rsid="0011622d" officeooo:paragraph-rsid="0011622d"/>
    </style:style>
    <style:style style:name="P5" style:family="paragraph" style:parent-style-name="Standard" style:list-style-name="L1">
      <style:paragraph-properties text:number-lines="false" text:line-number="0"/>
      <style:text-properties style:font-name="Charter" fo:language="en" fo:country="AU"/>
    </style:style>
    <style:style style:name="P6" style:family="paragraph" style:parent-style-name="Heading_20_2">
      <style:text-properties style:font-name="Times" fo:font-size="12pt" fo:language="en" fo:country="AU" style:font-size-asian="12pt" style:font-size-complex="12pt"/>
    </style:style>
    <style:style style:name="P7" style:family="paragraph" style:parent-style-name="Heading_20_1">
      <style:text-properties style:font-name="Times" fo:font-size="12pt" fo:language="en" fo:country="AU" officeooo:rsid="0011622d" officeooo:paragraph-rsid="0011622d" style:font-name-asian="HG Mincho Light J" style:font-size-asian="12pt" style:font-name-complex="Tahoma" style:font-size-complex="12pt"/>
    </style:style>
    <style:style style:name="T1" style:family="text">
      <style:text-properties officeooo:rsid="0011622d" style:font-name-asian="FreeMono" style:font-name-complex="FreeMono"/>
    </style:style>
    <style:style style:name="T2" style:family="text">
      <style:text-properties style:font-name="FreeSerif1"/>
    </style:style>
    <style:style style:name="T3" style:family="text">
      <style:text-properties style:font-name="FreeSerif"/>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2">Ingredients</text:h>
      <text:p text:style-name="P1"><text:span text:style-name="T1">8 chicken thigh cutlets</text:span></text:p>
      <text:p text:style-name="P2"><text:span text:style-name="T1">2 tbs oil</text:span></text:p>
      <text:p text:style-name="P2"><text:span text:style-name="T1">250g chorizon, thickly sliced</text:span></text:p>
      <text:p text:style-name="P2"><text:span text:style-name="T1">500g potatoes, halved</text:span></text:p>
      <text:p text:style-name="P2"><text:span text:style-name="T1">½ cup green olives</text:span></text:p>
      <text:p text:style-name="P2"><text:span text:style-name="T1">2 red onions, cut into wedges</text:span> </text:p>
      <text:p text:style-name="P3">2 tbs oregano</text:p>
      <text:p text:style-name="P3">2 tbs red wine vinegar</text:p>
      <text:h text:style-name="P6" text:outline-level="2">Method</text:h>
      <text:list xml:id="list2465083422114932283" text:style-name="L1">
        <text:list-item>
          <text:p text:style-name="P4">Preheat oven to 220<text:span text:style-name="T2">°</text:span><text:span text:style-name="T3">C.</text:span></text:p>
        </text:list-item>
        <text:list-item>
          <text:p text:style-name="P4">Place chicken in baking dish, rub with oil and season with salt and pepper.</text:p>
        </text:list-item>
        <text:list-item>
          <text:p text:style-name="P4">Place chorizo, potato, olives, and onion around chicken.<text:line-break/>Sprinkle with oregano and drizzle with vinegar.</text:p>
        </text:list-item>
        <text:list-item>
          <text:p text:style-name="P4">Bake for 45 minutes or until golden and chicken is cooked through.</text:p>
        </text:list-item>
      </text:list>
      <text:p text:style-name="P3"/>
      <text:p text:style-name="P3">Serves: 4</text:p>
      <text:list xml:id="list92245084658929" text:continue-numbering="true" text:style-name="L1">
        <text:list-header>
          <text:p text:style-name="P5"/>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Lucidasans, 'Lucida Sans', 'Arial Unicode MS'"/>
    <style:font-face style:name="Times New Roman" svg:font-family="'Times New Roman'"/>
    <style:font-face style:name="FreeSerif1" svg:font-family="FreeSerif" style:font-adornments="Mittel" style:font-family-generic="roman"/>
    <style:font-face style:name="FreeMono" svg:font-family="FreeMono" style:font-adornments="Mittel" style:font-family-generic="modern" style:font-pitch="fixed"/>
    <style:font-face style:name="Bitstream Vera Sans" svg:font-family="'Bitstream Vera Sans'" style:font-pitch="variable"/>
    <style:font-face style:name="Charter" svg:font-family="Charte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FreeSerif" svg:font-family="FreeSerif" style:font-adornments="Mittel" style:font-family-generic="roman" style:font-pitch="variable"/>
    <style:font-face style:name="Times" svg:font-family="Times"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font-name-asian="Bitstream Vera San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FreeSerif" fo:font-family="FreeSerif" style:font-style-name="Mittel" style:font-family-generic="roman" style:font-pitch="variable"/>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FreeSerif" fo:font-family="FreeSerif" style:font-style-name="Mittel" style:font-family-generic="roman" style:font-pitch="variable"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Tahoma" style:font-family-complex="Tahoma, Lucidasans, 'Lucida Sans', '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Times New Roman" fo:font-family="'Times New Roman'" style:font-name-complex="Tahoma1" style:font-family-complex="Tahoma, Lucidasans, 'Lucida Sans', 'Arial Unicode M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fo:font-size="10pt" fo:font-style="italic" style:font-size-asian="10pt" style:font-style-asian="italic" style:font-name-complex="Tahoma1" style:font-family-complex="Tahoma, Lucidasans, 'Lucida Sans', 'Arial Unicode MS'" style:font-size-complex="10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name-complex="Tahoma1" style:font-family-complex="Tahoma, Lucidasans, 'Lucida Sans', 'Arial Unicode MS'"/>
    </style:style>
    <style:style style:name="Footnote_20_Symbol" style:display-name="Footnote Symbol" style:family="text"/>
    <style:style style:name="Numbering_20_Symbols" style:display-name="Numbering Symbols" style:family="text"/>
    <style:style style:name="Endnote_20_Symbol" style:display-name="End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ing_20_1">
      <style:text-properties style:font-name="Times" fo:font-size="12pt" fo:language="en" fo:country="AU" officeooo:rsid="0011622d" officeooo:paragraph-rsid="0011622d" style:font-name-asian="HG Mincho Light J" style:font-size-asian="12pt" style:font-name-complex="Tahoma" style:font-size-complex="12pt"/>
    </style:style>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h text:style-name="MP1" text:outline-level="1">Baked Chicken with Chorizon and Potato</text:h>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meta:creation-date>2016-02-27T09:16:47.587046442</meta:creation-date>
    <dc:language>en-AU</dc:language>
    <meta:editing-cycles>2</meta:editing-cycles>
    <meta:editing-duration>PT5M55S</meta:editing-duration>
    <meta:initial-creator>Frank Jung</meta:initial-creator>
    <dc:date>2016-02-27T09:22:42.972401002</dc:date>
    <dc:creator>Frank Jung</dc:creator>
    <meta:document-statistic meta:table-count="0" meta:image-count="0" meta:object-count="0" meta:page-count="1" meta:paragraph-count="16" meta:word-count="91" meta:character-count="504" meta:non-whitespace-character-count="432"/>
    <meta:user-defined meta:name="Info 1"/>
    <meta:user-defined meta:name="Info 2"/>
    <meta:user-defined meta:name="Info 3"/>
    <meta:user-defined meta:name="Info 4"/>
    <meta:template xlink:type="simple" xlink:actuate="onRequest" xlink:title="_recipe" xlink:href="../../../.config/libreoffice/4/user/template/_recipe.ott" meta:date="2016-02-27T09:16:47.334400867"/>
  </office:meta>
</office:document-meta>
</file>